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="Dimension_20_Lines" draw:marker-start-width="0.305cm" draw:marker-end="Dimension_20_Lines" draw:marker-end-width="0.305cm" draw:fill="solid" draw:fill-color="#c0c0c0" draw:textarea-horizontal-align="justify" draw:textarea-vertical-align="middle" draw:auto-grow-height="false" fo:min-height="4.754cm" fo:min-width="9.584cm" fo:padding-top="0.163cm" fo:padding-bottom="0.163cm" fo:padding-left="0.288cm" fo:padding-right="0.288cm"/>
      <style:paragraph-properties style:writing-mode="lr-tb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c0c0c0" draw:textarea-horizontal-align="justify" draw:textarea-vertical-align="middle" draw:auto-grow-height="false" fo:min-height="9.86cm" fo:min-width="7.07cm" fo:padding-top="0.163cm" fo:padding-bottom="0.163cm" fo:padding-left="0.288cm" fo:padding-right="0.288cm"/>
      <style:paragraph-properties style:writing-mode="lr-tb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c0c0c0" draw:textarea-horizontal-align="justify" draw:textarea-vertical-align="middle" draw:auto-grow-height="false" fo:min-height="2.214cm" fo:min-width="12.124cm" fo:padding-top="0.163cm" fo:padding-bottom="0.163cm" fo:padding-left="0.288cm" fo:padding-right="0.288cm"/>
      <style:paragraph-properties style:writing-mode="lr-tb"/>
    </style:style>
    <style:style style:name="gr4" style:family="graphic" style:parent-style-name="standard">
      <style:graphic-properties svg:stroke-width="0.076cm" svg:stroke-color="#000000" draw:marker-start-width="0.305cm" draw:marker-end-width="0.305cm" draw:fill="solid" draw:fill-color="#c0c0c0" draw:textarea-horizontal-align="justify" draw:textarea-vertical-align="middle" draw:auto-grow-height="false" fo:min-height="12.4cm" fo:min-width="4.53cm" fo:padding-top="0.163cm" fo:padding-bottom="0.163cm" fo:padding-left="0.288cm" fo:padding-right="0.288cm"/>
      <style:paragraph-properties style:writing-mode="lr-tb"/>
    </style:style>
    <style:style style:name="gr5" style:family="graphic" style:parent-style-name="standard">
      <style:graphic-properties svg:stroke-width="0.076cm" svg:stroke-color="#000000" draw:marker-start-width="0.305cm" draw:marker-end-width="0.305cm" draw:fill="solid" draw:fill-color="#c0c0c0" draw:textarea-horizontal-align="justify" draw:textarea-vertical-align="middle" draw:auto-grow-height="false" fo:min-height="14.94cm" fo:min-width="1.99cm" fo:padding-top="0.163cm" fo:padding-bottom="0.163cm" fo:padding-left="0.288cm" fo:padding-right="0.288cm"/>
      <style:paragraph-properties style:writing-mode="lr-tb"/>
    </style:style>
    <style:style style:name="gr6" style:family="graphic" style:parent-style-name="standard">
      <style:graphic-properties svg:stroke-width="0.076cm" svg:stroke-color="#000000" draw:marker-start-width="0.305cm" draw:marker-end-width="0.305cm" draw:fill="solid" draw:fill-color="#c0c0c0" draw:textarea-horizontal-align="justify" draw:textarea-vertical-align="middle" draw:auto-grow-height="false" fo:min-height="7.294cm" fo:min-width="9.584cm" fo:padding-top="0.163cm" fo:padding-bottom="0.163cm" fo:padding-left="0.288cm" fo:padding-right="0.288cm"/>
      <style:paragraph-properties style:writing-mode="lr-tb"/>
    </style:style>
    <style:style style:name="gr7" style:family="graphic" style:parent-style-name="standard">
      <style:graphic-properties svg:stroke-width="0.076cm" svg:stroke-color="#000000" draw:marker-start-width="0.305cm" draw:marker-end-width="0.305cm" draw:fill="solid" draw:fill-color="#c0c0c0" draw:textarea-horizontal-align="justify" draw:textarea-vertical-align="middle" draw:auto-grow-height="false" fo:min-height="12.4cm" fo:min-width="17.23cm" fo:padding-top="0.163cm" fo:padding-bottom="0.163cm" fo:padding-left="0.288cm" fo:padding-right="0.288cm"/>
      <style:paragraph-properties style:writing-mode="lr-tb"/>
    </style:style>
    <style:style style:name="gr8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9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0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1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2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3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4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5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6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7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8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19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20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21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22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gr23" style:family="graphic" style:parent-style-name="Arrow_20_Line" style:list-style-name="L2">
      <style:graphic-properties draw:stroke="dash" draw:stroke-dash="Fine_20_Dashed" svg:stroke-width="0.051cm" draw:marker-start-width="0.279cm" draw:marker-end-width="0.279cm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Math1" fo:font-size="28pt" style:font-size-asian="18pt" style:font-size-complex="18pt"/>
    </style:style>
    <style:style style:name="P2" style:family="paragraph">
      <loext:graphic-properties draw:fill="solid" draw:fill-color="#c0c0c0"/>
      <style:paragraph-properties fo:text-align="center" style:writing-mode="lr-tb"/>
      <style:text-properties style:font-name="Latin Modern Math1" fo:font-size="28pt" style:font-size-asian="18pt" style:font-size-complex="18pt"/>
    </style:style>
    <style:style style:name="P3" style:family="paragraph">
      <style:paragraph-properties fo:text-align="center" style:writing-mode="lr-tb"/>
      <style:text-properties style:font-name="Latin Modern Math1" fo:font-size="28pt" fo:font-style="normal" fo:font-weight="normal" style:font-size-asian="18pt" style:font-size-complex="18pt"/>
    </style:style>
    <style:style style:name="P4" style:family="paragraph">
      <loext:graphic-properties draw:fill="solid" draw:fill-color="#c0c0c0"/>
      <style:paragraph-properties fo:text-align="center" style:writing-mode="lr-tb"/>
      <style:text-properties style:font-name="Latin Modern Math1" fo:font-size="28pt" fo:font-style="normal" fo:font-weight="normal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Math1" fo:font-size="22pt" fo:font-style="normal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Math1" fo:font-size="22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in Modern Math1" fo:font-size="28pt" style:font-size-asian="18pt" style:font-size-complex="18pt"/>
    </style:style>
    <style:style style:name="T2" style:family="text">
      <style:text-properties style:font-size-asian="18pt" style:font-size-complex="18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5.08cm" svg:x="0.885cm" svg:y="0.5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10.16cm" svg:x="0.885cm" svg:y="6.7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cm" svg:height="2.54cm" svg:x="9.414cm" svg:y="6.731cm">
          <text:p text:style-name="P1"><text:span text:style-name="T1">2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12.7cm" svg:x="22.78cm" svg:y="0.5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5.24cm" svg:x="28.546cm" svg:y="0.562cm">
          <text:p text:style-name="P1"><text:span text:style-name="T1">4 <text:s text:c="3"/>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16cm" svg:height="7.62cm" svg:x="9.431cm" svg:y="10.027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78cm" svg:height="12.7cm" svg:x="0.769cm" svg:y="18.416cm">
          <text:p text:style-name="P1"><text:span text:style-name="T1">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7.62cm" svg:height="10.16cm" svg:x="19.247cm" svg:y="18.416cm">
          <text:p text:style-name="P3"><text:span text:style-name="T3">7</text:span></text:p>
          <draw:enhanced-geometry svg:viewBox="0 0 21600 21600" draw:type="rectangle" draw:enhanced-path="M 0 0 L 21600 0 21600 21600 0 21600 0 0 Z N"/>
        </draw:custom-shape>
        <draw:measure draw:style-name="gr8" draw:text-style-name="P5" draw:layer="layout" svg:x1="0.895cm" svg:y1="5.63cm" svg:x2="11.03cm" svg:y2="5.63cm">
          <text:p text:style-name="P5"><text:span text:style-name="T4">4</text:span></text:p>
        </draw:measure>
        <draw:measure draw:style-name="gr9" draw:text-style-name="P5" draw:layer="layout" svg:x1="0.896cm" svg:y1="16.757cm" svg:x2="8.491cm" svg:y2="16.757cm">
          <text:p text:style-name="P5"><text:span text:style-name="T4">3</text:span></text:p>
        </draw:measure>
        <draw:measure draw:style-name="gr10" draw:text-style-name="P5" draw:layer="layout" svg:x1="9.394cm" svg:y1="9.352cm" svg:x2="22.069cm" svg:y2="9.352cm">
          <text:p text:style-name="P5"><text:span text:style-name="T4">5</text:span></text:p>
        </draw:measure>
        <draw:measure draw:style-name="gr11" draw:text-style-name="P5" draw:layer="layout" svg:x1="22.798cm" svg:y1="13.279cm" svg:x2="27.853cm" svg:y2="13.279cm">
          <text:p text:style-name="P5"><text:span text:style-name="T4">2</text:span></text:p>
        </draw:measure>
        <draw:measure draw:style-name="gr12" draw:text-style-name="P5" draw:layer="layout" svg:x1="28.551cm" svg:y1="15.669cm" svg:x2="31.066cm" svg:y2="15.669cm">
          <text:p text:style-name="P5"><text:span text:style-name="T4">1</text:span></text:p>
        </draw:measure>
        <draw:measure draw:style-name="gr13" draw:text-style-name="P5" draw:layer="layout" svg:x1="9.456cm" svg:y1="17.468cm" svg:x2="19.591cm" svg:y2="17.468cm">
          <text:p text:style-name="P5"><text:span text:style-name="T4">4</text:span></text:p>
        </draw:measure>
        <draw:measure draw:style-name="gr14" draw:text-style-name="P5" draw:layer="layout" svg:x1="0.779cm" svg:y1="31.087cm" svg:x2="18.534cm" svg:y2="31.087cm">
          <text:p text:style-name="P5"><text:span text:style-name="T4">7</text:span></text:p>
        </draw:measure>
        <draw:measure draw:style-name="gr15" draw:text-style-name="P5" draw:layer="layout" svg:x1="19.258cm" svg:y1="28.519cm" svg:x2="26.853cm" svg:y2="28.519cm">
          <text:p text:style-name="P5"><text:span text:style-name="T4">3</text:span></text:p>
        </draw:measure>
        <draw:measure draw:style-name="gr16" draw:text-style-name="P5" draw:layer="layout" svg:x1="10.957cm" svg:y1="5.636cm" svg:x2="10.957cm" svg:y2="0.581cm">
          <text:p text:style-name="P5"><text:span text:style-name="T4">2</text:span></text:p>
        </draw:measure>
        <draw:measure draw:style-name="gr17" draw:text-style-name="P6" draw:layer="layout" svg:x1="8.499cm" svg:y1="16.861cm" svg:x2="8.499cm" svg:y2="6.726cm">
          <text:p text:style-name="P6"><text:span text:style-name="T5">4</text:span></text:p>
        </draw:measure>
        <draw:measure draw:style-name="gr18" draw:text-style-name="P5" draw:layer="layout" svg:x1="22.138cm" svg:y1="9.242cm" svg:x2="22.138cm" svg:y2="6.727cm">
          <text:p text:style-name="P5"><text:span text:style-name="T4">1</text:span></text:p>
        </draw:measure>
        <draw:measure draw:style-name="gr19" draw:text-style-name="P5" draw:layer="layout" svg:x1="27.868cm" svg:y1="13.247cm" svg:x2="27.868cm" svg:y2="0.572cm">
          <text:p text:style-name="P5"><text:span text:style-name="T4">5</text:span></text:p>
        </draw:measure>
        <draw:measure draw:style-name="gr20" draw:text-style-name="P5" draw:layer="layout" svg:x1="31.103cm" svg:y1="15.788cm" svg:x2="31.103cm" svg:y2="0.573cm">
          <text:p text:style-name="P5"><text:span text:style-name="T4">6</text:span></text:p>
        </draw:measure>
        <draw:measure draw:style-name="gr21" draw:text-style-name="P5" draw:layer="layout" svg:x1="19.538cm" svg:y1="17.622cm" svg:x2="19.538cm" svg:y2="10.027cm">
          <text:p text:style-name="P5"><text:span text:style-name="T6">3</text:span></text:p>
        </draw:measure>
        <draw:measure draw:style-name="gr22" draw:text-style-name="P5" draw:layer="layout" svg:x1="18.531cm" svg:y1="31.104cm" svg:x2="18.531cm" svg:y2="18.429cm">
          <text:p text:style-name="P5"><text:span text:style-name="T4">5</text:span></text:p>
        </draw:measure>
        <draw:measure draw:style-name="gr23" draw:text-style-name="P5" draw:layer="layout" svg:x1="26.834cm" svg:y1="28.562cm" svg:x2="26.834cm" svg:y2="18.427cm">
          <text:p text:style-name="P5"><text:span text:style-name="T4">4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.75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1T13:38:19.266340897</meta:creation-date>
    <dc:date>2020-04-12T16:58:14.832286979</dc:date>
    <meta:editing-duration>PT7H36M27S</meta:editing-duration>
    <meta:editing-cycles>11</meta:editing-cycles>
    <meta:generator>LibreOffice/6.3.5.2$Linux_X86_64 LibreOffice_project/30$Build-2</meta:generator>
    <meta:document-statistic meta:object-count="24"/>
  </office:meta>
</office:document-meta>
</file>